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4A40000668A00004DA332A6B8FF74DCFDD8.svg" manifest:media-type="image/svg+xml"/>
  <manifest:file-entry manifest:full-path="Pictures/10000DCE0000668A00004DA3D1F932E719F7483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draw:auto-grow-height="true" fo:min-height="2.6cm"/>
      <style:paragraph-properties style:writing-mode="lr-tb"/>
    </style:style>
    <style:style style:name="pr4" style:family="presentation" style:parent-style-name="simple_5f_blue-subtitle">
      <style:graphic-properties draw:fill-color="#ffffff" fo:min-height="12.179cm"/>
      <style:paragraph-properties style:writing-mode="lr-tb"/>
    </style:style>
    <style:style style:name="pr5" style:family="presentation" style:parent-style-name="simple_5f_blue-subtitle">
      <style:graphic-properties draw:fill-color="#ffffff" draw:textarea-vertical-align="top" fo:min-height="12.179cm"/>
      <style:paragraph-properties style:writing-mode="lr-tb"/>
    </style:style>
    <style:style style:name="P1" style:family="paragraph">
      <style:text-properties fo:language="de" fo:country="DE"/>
    </style:style>
    <style:style style:name="P2" style:family="paragraph">
      <style:text-properties style:font-name="Liberation Sans1" fo:font-size="60pt" fo:language="de" fo:country="DE"/>
    </style:style>
    <style:style style:name="P3" style:family="paragraph">
      <loext:graphic-properties draw:fill="none" draw:fill-color="#ffffff"/>
      <style:text-properties fo:language="de" fo:country="DE"/>
    </style:style>
    <style:style style:name="P4" style:family="paragraph">
      <style:text-properties fo:language="de" fo:country="DE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6pt" fo:language="de" fo:country="DE" fo:font-style="italic" style:font-size-asian="16pt" style:font-style-asian="italic" style:font-size-complex="16pt" style:font-style-complex="italic"/>
    </style:style>
    <style:style style:name="P6" style:family="paragraph">
      <loext:graphic-properties draw:fill-color="#ffffff"/>
      <style:text-properties fo:language="de" fo:country="DE"/>
    </style:style>
    <style:style style:name="P7" style:family="paragraph">
      <style:text-properties style:use-window-font-color="true" loext:opacity="0%" loext:color-lum-mod="100%" loext:color-lum-off="0%" style:font-name="Liberation Sans" fo:language="de" fo:country="DE"/>
    </style:style>
    <style:style style:name="P8" style:family="paragraph">
      <style:paragraph-properties fo:text-align="start"/>
      <style:text-properties fo:language="de" fo:country="DE"/>
    </style:style>
    <style:style style:name="P9" style:family="paragraph">
      <loext:graphic-properties draw:fill="none" draw:fill-color="#ffffff"/>
      <style:paragraph-properties fo:text-align="start"/>
      <style:text-properties style:font-name="Liberation Sans" fo:language="de" fo:country="DE"/>
    </style:style>
    <style:style style:name="P10" style:family="paragraph">
      <style:paragraph-properties fo:margin-left="1cm" fo:margin-right="0cm" fo:margin-top="0.1cm" fo:margin-bottom="0.1cm" fo:text-align="start" fo:text-indent="0cm"/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fo:text-align="start"/>
      <style:text-properties fo:language="de" fo:country="DE"/>
    </style:style>
    <style:style style:name="P12" style:family="paragraph">
      <style:paragraph-properties fo:margin-left="1cm" fo:margin-right="0cm" fo:margin-top="0.1cm" fo:margin-bottom="0.1cm" fo:text-align="start" fo:text-indent="0.5cm"/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60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use-window-font-color="true" loext:opacity="0%" style:font-name="Liberation Sans"/>
    </style:style>
    <style:style style:name="T4" style:family="text">
      <style:text-properties style:font-name="Liberation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_5f_blue" presentation:presentation-page-layout-name="AL1T19">
        <office:forms form:automatic-focus="false" form:apply-design-mode="false"/>
        <draw:frame presentation:style-name="pr1" draw:text-style-name="P2" draw:layer="layout" svg:width="17.2cm" svg:height="3.506cm" svg:x="4.5cm" svg:y="10.2cm" presentation:class="title" presentation:user-transformed="true">
          <draw:text-box>
            <text:p text:style-name="P1"><text:span text:style-name="T1">SSH</text:span></text:p>
          </draw:text-box>
        </draw:frame>
        <draw:frame draw:style-name="gr1" draw:text-style-name="P3" draw:layer="layout" svg:width="6.801cm" svg:height="0.962cm" svg:x="4.199cm" svg:y="13.438cm">
          <draw:text-box>
            <text:p text:style-name="P1">Und andere Protokolle</text:p>
          </draw:text-box>
        </draw:frame>
        <draw:frame draw:style-name="gr2" draw:text-style-name="P5" draw:layer="layout" svg:width="14cm" svg:height="1.353cm" svg:x="0.2cm" svg:y="14.6cm">
          <draw:text-box>
            <text:p text:style-name="P4"><text:span text:style-name="T2">T.Baraniuk und S.Mielke </text:span><text:span text:style-name="T2"><text:line-break/></text:span><text:span text:style-name="T2">i.A. der do-IT-all Systemhaus Gmb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2T0" xml:id="id1" draw:id="id1">
        <office:forms form:automatic-focus="false" form:apply-design-mode="false"/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Titel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4" draw:text-style-name="P6" draw:layer="layout" svg:width="24.639cm" svg:height="12.179cm" svg:x="1.4cm" svg:y="4.914cm" presentation:class="subtitle" presentation:placeholder="true">
          <draw:text-box/>
        </draw:frame>
        <anim:par presentation:node-type="timing-root">
          <anim:par smil:begin="id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2T0" xml:id="id2" draw:id="id2"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Inhalt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5" draw:text-style-name="P11" draw:layer="layout" svg:width="24.639cm" svg:height="12.179cm" svg:x="1.4cm" svg:y="4.914cm" presentation:class="subtitle">
          <draw:text-box>
            <text:list text:style-name="L1">
              <text:list-item>
                <text:p text:style-name="P10">Telnet</text:p>
              </text:list-item>
              <text:list-item>
                <text:p text:style-name="P10">RDP</text:p>
              </text:list-item>
              <text:list-item>
                <text:p text:style-name="P10">TeamViewer</text:p>
              </text:list-item>
              <text:list-item>
                <text:p text:style-name="P10">Secure Shell</text:p>
              </text:list-item>
              <text:list-item>
                <text:p text:style-name="P10">Quellen</text:p>
              </text:list-item>
              <text:list-item>
                <text:p text:style-name="P10">Fragerunde</text:p>
              </text:list-item>
            </text:list>
          </draw:text-box>
        </draw:frame>
        <anim:par presentation:node-type="timing-root">
          <anim:par smil:begin="id2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2T0" xml:id="id3" draw:id="id3"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Telnet </text:span><text:span text:style-name="T3">(Geschichte)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5" draw:text-style-name="P11" draw:layer="layout" svg:width="24.639cm" svg:height="12.179cm" svg:x="1.4cm" svg:y="4.914cm" presentation:class="subtitle">
          <draw:text-box>
            <text:list text:style-name="L1">
              <text:list-item>
                <text:p text:style-name="P10">„Teletype Network“</text:p>
              </text:list-item>
              <text:list-item>
                <text:p text:style-name="P10">Entwickelt 1969 für ARPANET</text:p>
              </text:list-item>
              <text:list-item>
                <text:p text:style-name="P10">Ziel: Remote nutzbare Rechenzeit, <text:s/><text:tab/> <text:s/>Anwendungen und Datenbanken</text:p>
              </text:list-item>
              <text:list-item>
                <text:p text:style-name="P10">Erster Einsatz 1974</text:p>
              </text:list-item>
            </text:list>
          </draw:text-box>
        </draw:frame>
        <anim:par presentation:node-type="timing-root">
          <anim:par smil:begin="id3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2T0" xml:id="id4" draw:id="id4"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Telnet (Allg.)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5" draw:text-style-name="P11" draw:layer="layout" svg:width="24.639cm" svg:height="12.179cm" svg:x="1.4cm" svg:y="4.914cm" presentation:class="subtitle">
          <draw:text-box>
            <text:list text:style-name="L1">
              <text:list-item>
                <text:p text:style-name="P10">Dienst für:</text:p>
                <text:list>
                  <text:list-item>
                    <text:p text:style-name="P12">Virtueller Zugriff auf Computer</text:p>
                  </text:list-item>
                  <text:list-item>
                    <text:p text:style-name="P12">Bereitstellung bidirektionaler textbasierter Verbindung</text:p>
                  </text:list-item>
                </text:list>
              </text:list-item>
              <text:list-item>
                <text:p text:style-name="P10">Sollte nicht mehr verwendet werden</text:p>
                <text:list>
                  <text:list-item>
                    <text:p text:style-name="P12">Pures Plain-Text Protokoll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2T0" xml:id="id5" draw:id="id5">
        <office:forms form:automatic-focus="false" form:apply-design-mode="false"/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RDP (Geschichte)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5" draw:text-style-name="P11" draw:layer="layout" svg:width="24.639cm" svg:height="12.179cm" svg:x="1.4cm" svg:y="4.914cm" presentation:class="subtitle">
          <draw:text-box>
            <text:list text:style-name="L1">
              <text:list-item>
                <text:p text:style-name="P10">„Remote Desktop Protocol“</text:p>
                <text:list>
                  <text:list-item>
                    <text:p text:style-name="P12">Propietäres Protokoll f. Fernzugriff auf Windows-Computer</text:p>
                  </text:list-item>
                  <text:list-item>
                    <text:p text:style-name="P12"/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false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43:45.376313274</meta:creation-date>
    <meta:editing-duration>PT32M</meta:editing-duration>
    <meta:editing-cycles>17</meta:editing-cycles>
    <meta:generator>LibreOffice/7.5.2.2$Linux_X86_64 LibreOffice_project/50$Build-2</meta:generator>
    <dc:date>2023-04-28T17:15:55.465003551</dc:date>
    <meta:document-statistic meta:object-count="51"/>
    <meta:template xlink:type="simple" xlink:actuate="onRequest" xlink:title="simple-blue" xlink:href="../../../Vorlagen/simple-blue.otp" meta:date="2023-04-28T16:43:45.017157933"/>
  </office:meta>
</office:document-meta>
</file>